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F0000024240588E30.png" manifest:media-type="image/png"/>
  <manifest:file-entry manifest:full-path="Pictures/1001A6E500001C0200003BBD101EE21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textarea-vertical-align="middle" fo:min-height="1.873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style:paragraph-properties fo:margin-left="0cm" fo:margin-right="0cm" fo:margin-top="0cm" fo:margin-bottom="0cm" fo:line-height="120%" fo:text-align="center" fo:text-indent="0cm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4pt" style:font-size-asian="14pt" style:font-size-complex="14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8" style:family="text">
      <style:text-properties fo:color="#000000" loext:opacity="100%" style:font-name="Ariel" fo:font-size="14pt" style:font-name-asian="Arial" style:font-size-asian="14pt" style:font-name-complex="Aria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3" draw:layer="layout" svg:width="55.232cm" svg:height="18.011cm" svg:x="3.06cm" svg:y="1.323cm">
          <draw:text-box>
            <text:p text:style-name="P2"><text:span text:style-name="T1">Архитектура BERT</text:span></text:p>
          </draw:text-box>
        </draw:frame>
        <draw:frame draw:style-name="gr3" draw:text-style-name="P4" draw:layer="layout" svg:width="34.4cm" svg:height="73.378cm" svg:x="11.546cm" svg:y="7.568cm">
          <draw:image xlink:href="Pictures/1001A6E500001C0200003BBD101EE215.svg" xlink:type="simple" xlink:show="embed" xlink:actuate="onLoad" draw:mime-type="image/svg+xml">
            <text:p/>
          </draw:image>
          <draw:image xlink:href="Pictures/100000010000010F0000024240588E30.png" xlink:type="simple" xlink:show="embed" xlink:actuate="onLoad" draw:mime-type="image/png"/>
        </draw:frame>
      </draw:page>
      <draw:page draw:name="page2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4" draw:text-style-name="P1" draw:layer="layout" svg:width="1.65cm" svg:height="0.755cm" svg:x="53.82cm" svg:y="81.422cm">
          <draw:text-box>
            <text:p text:style-name="P2"><text:span text:style-name="T2">Лист <text:s/>1</text:span></text:p>
          </draw:text-box>
        </draw:frame>
        <draw:frame draw:style-name="gr4" draw:text-style-name="P1" draw:layer="layout" svg:width="1.1cm" svg:height="0.755cm" svg:x="41.07cm" svg:y="79.922cm">
          <draw:text-box>
            <text:p text:style-name="P2"><text:span text:style-name="T2">Лист</text:span></text:p>
          </draw:text-box>
        </draw:frame>
        <draw:frame draw:style-name="gr4" draw:text-style-name="P1" draw:layer="layout" svg:width="2.28cm" svg:height="0.755cm" svg:x="42.13cm" svg:y="79.922cm">
          <draw:text-box>
            <text:p text:style-name="P2"><text:span text:style-name="T2">№ </text:span><text:span text:style-name="T2">докум.</text:span></text:p>
          </draw:text-box>
        </draw:frame>
        <draw:frame draw:style-name="gr4" draw:text-style-name="P1" draw:layer="layout" svg:width="1.5cm" svg:height="0.755cm" svg:x="44.37cm" svg:y="79.922cm">
          <draw:text-box>
            <text:p text:style-name="P2"><text:span text:style-name="T2">Подп.</text:span></text:p>
          </draw:text-box>
        </draw:frame>
        <draw:frame draw:style-name="gr4" draw:text-style-name="P1" draw:layer="layout" svg:width="1.1cm" svg:height="0.755cm" svg:x="45.87cm" svg:y="79.922cm">
          <draw:text-box>
            <text:p text:style-name="P2"><text:span text:style-name="T2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4" draw:text-style-name="P1" draw:layer="layout" svg:width="1.09cm" svg:height="0.755cm" svg:x="40.18cm" svg:y="79.922cm">
          <draw:text-box>
            <text:p text:style-name="P2"><text:span text:style-name="T2">Изм</text:span></text:p>
          </draw:text-box>
        </draw:frame>
        <draw:frame draw:style-name="gr4" draw:text-style-name="P1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1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1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6" draw:text-style-name="P1" draw:layer="layout" svg:width="2.1cm" svg:height="0.851cm" svg:x="55.87cm" svg:y="81.374cm">
          <draw:text-box>
            <text:p text:style-name="P2"><text:span text:style-name="T2">Листов <text:s text:c="3"/></text:span><text:span text:style-name="T4">1</text:span></text:p>
          </draw:text-box>
        </draw:frame>
        <draw:frame draw:style-name="gr4" draw:text-style-name="P1" draw:layer="layout" svg:width="1.2cm" svg:height="0.755cm" svg:x="53.92cm" svg:y="79.422cm">
          <draw:text-box>
            <text:p text:style-name="P2"><text:span text:style-name="T2">Лит.</text:span></text:p>
          </draw:text-box>
        </draw:frame>
        <draw:frame draw:style-name="gr4" draw:text-style-name="P1" draw:layer="layout" svg:width="1.55cm" svg:height="0.755cm" svg:x="55.37cm" svg:y="79.422cm">
          <draw:text-box>
            <text:p text:style-name="P2"><text:span text:style-name="T2">Масса</text:span></text:p>
          </draw:text-box>
        </draw:frame>
        <draw:frame draw:style-name="gr4" draw:text-style-name="P1" draw:layer="layout" svg:width="2.1cm" svg:height="0.755cm" svg:x="56.87cm" svg:y="79.422cm">
          <draw:text-box>
            <text:p text:style-name="P2"><text:span text:style-name="T2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1" draw:layer="layout" svg:width="0.7cm" svg:height="0.755cm" svg:x="54.27cm" svg:y="80.422cm">
          <draw:text-box>
            <text:p text:style-name="P2"><text:span text:style-name="T2">Т</text:span></text:p>
          </draw:text-box>
        </draw:frame>
        <draw:frame draw:style-name="gr7" draw:text-style-name="P1" draw:layer="layout" svg:width="11.8cm" svg:height="1.4cm" svg:x="47cm" svg:y="78.1cm">
          <draw:text-box>
            <text:p text:style-name="P2"><text:span text:style-name="T5">ГУИР.17075-01 94 01-1</text:span></text:p>
          </draw:text-box>
        </draw:frame>
        <draw:frame draw:style-name="gr8" draw:text-style-name="P1" draw:layer="layout" svg:width="5cm" svg:height="1.5cm" svg:x="54.095cm" svg:y="82.1cm">
          <draw:text-box>
            <text:p text:style-name="P2"><text:span text:style-name="T6">ИИ, гр. 121703</text:span></text:p>
          </draw:text-box>
        </draw:frame>
        <draw:frame draw:style-name="gr9" draw:text-style-name="P1" draw:layer="layout" svg:width="7cm" svg:height="2.5cm" svg:x="46.9cm" svg:y="79.6cm">
          <draw:text-box>
            <text:p text:style-name="P2"><text:span text:style-name="T7">Система интеллектуального поиска текстов естественного языка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1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1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8" draw:layer="layout" svg:width="7.215cm" svg:height="2.155cm" svg:x="46.784cm" svg:y="81.714cm">
          <draw:text-box>
            <text:p text:style-name="P7"><text:span text:style-name="T8">Архитектура BERT</text:span></text:p>
          </draw:text-box>
        </draw:frame>
        <draw:frame draw:style-name="gr12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22:39:12.281777946</dc:date>
    <meta:creation-date>2021-12-13T20:29:21Z</meta:creation-date>
    <meta:generator>LibreOffice/24.2.7.2$Linux_X86_64 LibreOffice_project/420$Build-2</meta:generator>
    <meta:editing-duration>PT51M55S</meta:editing-duration>
    <meta:editing-cycles>11</meta:editing-cycles>
    <meta:document-statistic meta:object-count="62"/>
  </office:meta>
</office:document-meta>
</file>